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27cm"/>
    </style:style>
    <style:style style:name="co3" style:family="table-column">
      <style:table-column-properties fo:break-before="auto" style:column-width="4.51cm"/>
    </style:style>
    <style:style style:name="co4" style:family="table-column">
      <style:table-column-properties fo:break-before="auto" style:column-width="2.951cm"/>
    </style:style>
    <style:style style:name="co5" style:family="table-column">
      <style:table-column-properties fo:break-before="auto" style:column-width="2.323cm"/>
    </style:style>
    <style:style style:name="co7" style:family="table-column">
      <style:table-column-properties fo:break-before="auto" style:column-width="3.253cm"/>
    </style:style>
    <style:style style:name="co8" style:family="table-column">
      <style:table-column-properties fo:break-before="auto" style:column-width="2.258cm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05"/>
    <style:style style:name="ce3" style:family="table-cell" style:parent-style-name="Default" style:data-style-name="N4"/>
    <style:style style:name="ce4" style:family="table-cell" style:parent-style-name="Default" style:data-style-name="N4">
      <style:text-properties style:font-name="Arial" style:font-name-asian="Droid Sans Fallback" style:font-name-complex="DejaVu Sans Condensed"/>
    </style:style>
  </office:automatic-styles>
  <office:body>
    <office:spreadsheet>
      <table:table table:name="Foglio1" table:style-name="ta1" table:print="false"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7" table:default-cell-style-name="ce3"/>
        <table:table-column table:style-name="co6" table:default-cell-style-name="Default"/>
        <table:table-column table:style-name="co6" table:number-columns-repeated="4" table:default-cell-style-name="ce3"/>
        <table:table-column table:style-name="co6" table:default-cell-style-name="Default"/>
        <table:table-column table:style-name="co8" table:default-cell-style-name="Default"/>
        <table:table-row table:style-name="ro3">
          <table:table-cell office:value-type="string">
            <text:p>velocità siderale (passi/sec)</text:p>
          </table:table-cell>
          <table:table-cell table:style-name="ce2" office:value-type="float" office:value="919.456">
            <text:p>919,45600</text:p>
          </table:table-cell>
          <table:table-cell table:number-columns-repeated="7"/>
          <table:table-cell table:formula="of:=[.I14]/[.B3]" office:value-type="float" office:value="0.0512023389791736">
            <text:p>0,05</text:p>
          </table:table-cell>
          <table:table-cell table:formula="of:=[.J1]*[.B1]" office:value-type="float" office:value="47.078297788435">
            <text:p>47,0782977884</text:p>
          </table:table-cell>
          <table:table-cell/>
        </table:table-row>
        <table:table-row table:style-name="ro3">
          <table:table-cell office:value-type="string">
            <text:p>Tempo di rampa (sec)</text:p>
          </table:table-cell>
          <table:table-cell table:style-name="ce2" office:value-type="float" office:value="0.452">
            <text:p>0,45200</text:p>
          </table:table-cell>
          <table:table-cell table:style-name="ce2" table:formula="of:=50000/((220000-200)/2)" office:value-type="float" office:value="0.454959053685168">
            <text:p>0,45496</text:p>
          </table:table-cell>
          <table:table-cell table:number-columns-repeated="9"/>
        </table:table-row>
        <table:table-row table:style-name="ro3">
          <table:table-cell office:value-type="string">
            <text:p>velocità puntamento (passi/sec)</text:p>
          </table:table-cell>
          <table:table-cell table:style-name="ce2" office:value-type="float" office:value="220000">
            <text:p>220.000,00000</text:p>
          </table:table-cell>
          <table:table-cell table:number-columns-repeated="10"/>
        </table:table-row>
        <table:table-row table:style-name="ro3">
          <table:table-cell office:value-type="string">
            <text:p>passi per grado</text:p>
          </table:table-cell>
          <table:table-cell table:style-name="ce2" office:value-type="float" office:value="220088.2">
            <text:p>220.088,20000</text:p>
          </table:table-cell>
          <table:table-cell table:number-columns-repeated="10"/>
        </table:table-row>
        <table:table-row table:style-name="ro3" table:number-rows-repeated="3">
          <table:table-cell table:number-columns-repeated="12"/>
        </table:table-row>
        <table:table-row table:style-name="ro3">
          <table:table-cell office:value-type="string">
            <text:p>gradi</text:p>
          </table:table-cell>
          <table:table-cell office:value-type="string">
            <text:p>passi </text:p>
          </table:table-cell>
          <table:table-cell office:value-type="string">
            <text:p>passi corretti</text:p>
          </table:table-cell>
          <table:table-cell office:value-type="string">
            <text:p>correzione</text:p>
          </table:table-cell>
          <table:table-cell office:value-type="string">
            <text:p>tempo velocità max</text:p>
          </table:table-cell>
          <table:table-cell/>
          <table:table-cell office:value-type="string">
            <text:p>passi corretti</text:p>
          </table:table-cell>
          <table:table-cell office:value-type="string">
            <text:p>tempo velocità max</text:p>
          </table:table-cell>
          <table:table-cell office:value-type="string">
            <text:p>correzione</text:p>
          </table:table-cell>
          <table:table-cell office:value-type="string">
            <text:p>correzione (rampa teorica)</text:p>
          </table:table-cell>
          <table:table-cell table:number-columns-repeated="2"/>
        </table:table-row>
        <table:table-row table:style-name="ro3">
          <table:table-cell office:value-type="float" office:value="1">
            <text:p>1</text:p>
          </table:table-cell>
          <table:table-cell table:formula="of:=[.A9]*[.$B$4]" office:value-type="float" office:value="220088.2">
            <text:p>220.088,20</text:p>
          </table:table-cell>
          <table:table-cell table:formula="of:=[.B9]+[.D9]" office:value-type="float" office:value="223089.855577046">
            <text:p>223.089,86</text:p>
          </table:table-cell>
          <table:table-cell table:formula="of:=(2*5*[.$B$2]*[.$B$1]+[.E9]*[.$B$1])" office:value-type="float" office:value="3001.65557704652">
            <text:p>3.001,66</text:p>
          </table:table-cell>
          <table:table-cell table:formula="of:=([.B9]/([.$B$3]-[.$B$1]))-(5*[.$B$2])" office:value-type="float" office:value="-1.25540052264979">
            <text:p>-1,26</text:p>
          </table:table-cell>
          <table:table-cell/>
          <table:table-cell table:formula="of:=[.B9]-(10*50000)" office:value-type="float" office:value="-279911.8">
            <text:p>-279.911,80</text:p>
          </table:table-cell>
          <table:table-cell table:formula="of:=[.G9]/[.$B$3]" office:value-type="float" office:value="-1.27232636363636">
            <text:p>-1,27</text:p>
          </table:table-cell>
          <table:table-cell table:formula="of:=([.H9]+2*5*[.$B$2])*[.$B$1]" office:value-type="float" office:value="2986.09301099636">
            <text:p>2.986,09</text:p>
          </table:table-cell>
          <table:table-cell table:style-name="ce4" table:formula="of:=([.H9]+2*5*[.$C$2])*[.$B$1]" office:value-type="float" office:value="3013.30020764787">
            <text:p>3.013,30</text:p>
          </table:table-cell>
          <table:table-cell/>
          <table:table-cell table:formula="of:=[.J9]-[.D9]" office:value-type="float" office:value="11.6446306013486">
            <text:p>11,6446306013</text:p>
          </table:table-cell>
        </table:table-row>
        <table:table-row table:style-name="ro3">
          <table:table-cell office:value-type="float" office:value="2">
            <text:p>2</text:p>
          </table:table-cell>
          <table:table-cell table:formula="of:=[.A10]*[.$B$4]" office:value-type="float" office:value="440176.4">
            <text:p>440.176,40</text:p>
          </table:table-cell>
          <table:table-cell table:formula="of:=[.B10]+[.D10]" office:value-type="float" office:value="444101.740594093">
            <text:p>444.101,74</text:p>
          </table:table-cell>
          <table:table-cell table:formula="of:=(2*5*[.$B$2]*[.$B$1]+[.E10]*[.$B$1])" office:value-type="float" office:value="3925.34059409303">
            <text:p>3.925,34</text:p>
          </table:table-cell>
          <table:table-cell table:formula="of:=([.B10]/([.$B$3]-[.$B$1]))-(5*[.$B$2])" office:value-type="float" office:value="-0.250801045299577">
            <text:p>-0,25</text:p>
          </table:table-cell>
          <table:table-cell/>
          <table:table-cell table:formula="of:=[.B10]-(10*50000)" office:value-type="float" office:value="-59823.6">
            <text:p>-59.823,60</text:p>
          </table:table-cell>
          <table:table-cell table:formula="of:=[.G10]/[.$B$3]" office:value-type="float" office:value="-0.271925454545454">
            <text:p>-0,27</text:p>
          </table:table-cell>
          <table:table-cell table:formula="of:=([.H10]+2*5*[.$B$2])*[.$B$1]" office:value-type="float" office:value="3905.91762926546">
            <text:p>3.905,92</text:p>
          </table:table-cell>
          <table:table-cell table:style-name="ce4" table:formula="of:=([.H10]+2*5*[.$C$2])*[.$B$1]" office:value-type="float" office:value="3933.12482591696">
            <text:p>3.933,12</text:p>
          </table:table-cell>
          <table:table-cell/>
          <table:table-cell table:formula="of:=[.J10]-[.D10]" office:value-type="float" office:value="7.78423182392407">
            <text:p>7,7842318239</text:p>
          </table:table-cell>
        </table:table-row>
        <table:table-row table:style-name="ro3">
          <table:table-cell office:value-type="float" office:value="3">
            <text:p>3</text:p>
          </table:table-cell>
          <table:table-cell table:formula="of:=[.A11]*[.$B$4]" office:value-type="float" office:value="660264.6">
            <text:p>660.264,60</text:p>
          </table:table-cell>
          <table:table-cell table:formula="of:=[.B11]+[.D11]" office:value-type="float" office:value="665113.62561114">
            <text:p>665.113,63</text:p>
          </table:table-cell>
          <table:table-cell table:formula="of:=(2*5*[.$B$2]*[.$B$1]+[.E11]*[.$B$1])" office:value-type="float" office:value="4849.02561113955">
            <text:p>4.849,03</text:p>
          </table:table-cell>
          <table:table-cell table:formula="of:=([.B11]/([.$B$3]-[.$B$1]))-(5*[.$B$2])" office:value-type="float" office:value="0.753798432050635">
            <text:p>0,75</text:p>
          </table:table-cell>
          <table:table-cell/>
          <table:table-cell table:formula="of:=[.B11]-(10*50000)" office:value-type="float" office:value="160264.6">
            <text:p>160.264,60</text:p>
          </table:table-cell>
          <table:table-cell table:formula="of:=[.G11]/[.$B$3]" office:value-type="float" office:value="0.728475454545455">
            <text:p>0,73</text:p>
          </table:table-cell>
          <table:table-cell table:formula="of:=([.H11]+2*5*[.$B$2])*[.$B$1]" office:value-type="float" office:value="4825.74224753455">
            <text:p>4.825,74</text:p>
          </table:table-cell>
          <table:table-cell table:style-name="ce4" table:formula="of:=([.H11]+2*5*[.$C$2])*[.$B$1]" office:value-type="float" office:value="4852.94944418605">
            <text:p>4.852,95</text:p>
          </table:table-cell>
          <table:table-cell/>
          <table:table-cell table:formula="of:=[.J11]-[.D11]" office:value-type="float" office:value="3.92383304649866">
            <text:p>3,9238330465</text:p>
          </table:table-cell>
        </table:table-row>
        <table:table-row table:style-name="ro3">
          <table:table-cell table:style-name="ce1"/>
          <table:table-cell office:value-type="float" office:value="500000">
            <text:p>500.000,00</text:p>
          </table:table-cell>
          <table:table-cell table:formula="of:=[.B12]+[.D12]" office:value-type="float" office:value="504176.413404838">
            <text:p>504.176,41</text:p>
          </table:table-cell>
          <table:table-cell table:formula="of:=(2*5*[.$B$2]*[.$B$1]+[.E12]*[.$B$1])" office:value-type="float" office:value="4176.41340483792">
            <text:p>4.176,41</text:p>
          </table:table-cell>
          <table:table-cell table:formula="of:=([.B12]/([.$B$3]-[.$B$1]))-(5*[.$B$2])" office:value-type="float" office:value="0.0222656492947175">
            <text:p>0,02</text:p>
          </table:table-cell>
          <table:table-cell/>
          <table:table-cell table:formula="of:=[.B12]-(10*50000)" office:value-type="float" office:value="0">
            <text:p>0,00</text:p>
          </table:table-cell>
          <table:table-cell table:formula="of:=[.G12]/[.$B$3]" office:value-type="float" office:value="0">
            <text:p>0,00</text:p>
          </table:table-cell>
          <table:table-cell table:formula="of:=([.H12]+2*5*[.$B$2])*[.$B$1]" office:value-type="float" office:value="4155.94112">
            <text:p>4.155,94</text:p>
          </table:table-cell>
          <table:table-cell table:style-name="ce4" table:formula="of:=([.H12]+2*5*[.$C$2])*[.$B$1]" office:value-type="float" office:value="4183.1483166515">
            <text:p>4.183,15</text:p>
          </table:table-cell>
          <table:table-cell/>
          <table:table-cell table:formula="of:=[.J12]-[.D12]" office:value-type="float" office:value="6.73491181357713">
            <text:p>6,7349118136</text:p>
          </table:table-cell>
        </table:table-row>
        <table:table-row table:style-name="ro3">
          <table:table-cell office:value-type="float" office:value="5">
            <text:p>5</text:p>
          </table:table-cell>
          <table:table-cell table:formula="of:=[.A13]*[.$B$4]" office:value-type="float" office:value="1100441">
            <text:p>1.100.441,00</text:p>
          </table:table-cell>
          <table:table-cell table:formula="of:=[.B13]+[.D13]" office:value-type="float" office:value="1107137.39564523">
            <text:p>1.107.137,40</text:p>
          </table:table-cell>
          <table:table-cell table:formula="of:=(2*5*[.$B$2]*[.$B$1]+[.E13]*[.$B$1])" office:value-type="float" office:value="6696.39564523258">
            <text:p>6.696,40</text:p>
          </table:table-cell>
          <table:table-cell table:formula="of:=([.B13]/([.$B$3]-[.$B$1]))-(5*[.$B$2])" office:value-type="float" office:value="2.76299738675106">
            <text:p>2,76</text:p>
          </table:table-cell>
          <table:table-cell/>
          <table:table-cell table:formula="of:=[.B13]-(10*50000)" office:value-type="float" office:value="600441">
            <text:p>600.441,00</text:p>
          </table:table-cell>
          <table:table-cell table:formula="of:=[.G13]/[.$B$3]" office:value-type="float" office:value="2.72927727272727">
            <text:p>2,73</text:p>
          </table:table-cell>
          <table:table-cell table:formula="of:=([.H13]+2*5*[.$B$2])*[.$B$1]" office:value-type="float" office:value="6665.39148407273">
            <text:p>6.665,39</text:p>
          </table:table-cell>
          <table:table-cell table:style-name="ce4" table:formula="of:=([.H13]+2*5*[.$C$2])*[.$B$1]" office:value-type="float" office:value="6692.59868072423">
            <text:p>6.692,60</text:p>
          </table:table-cell>
          <table:table-cell/>
          <table:table-cell table:formula="of:=[.J13]-[.D13]" office:value-type="float" office:value="-3.79696450835036">
            <text:p>-3,7969645084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formula="of:=[.A14]*[.$B$4]" office:value-type="float" office:value="2200882">
            <text:p>2.200.882,00</text:p>
          </table:table-cell>
          <table:table-cell table:formula="of:=[.B14]+[.D14]" office:value-type="float" office:value="2212196.82073046">
            <text:p>2.212.196,82</text:p>
          </table:table-cell>
          <table:table-cell table:formula="of:=(2*5*[.$B$2]*[.$B$1]+[.E14]*[.$B$1])" office:value-type="float" office:value="11314.8207304652">
            <text:p>11.314,82</text:p>
          </table:table-cell>
          <table:table-cell table:formula="of:=([.B14]/([.$B$3]-[.$B$1]))-(5*[.$B$2])" office:value-type="float" office:value="7.78599477350211">
            <text:p>7,79</text:p>
          </table:table-cell>
          <table:table-cell/>
          <table:table-cell table:formula="of:=[.B14]-(10*50000)" office:value-type="float" office:value="1700882">
            <text:p>1.700.882,00</text:p>
          </table:table-cell>
          <table:table-cell table:formula="of:=[.G14]/[.$B$3]" office:value-type="float" office:value="7.73128181818182">
            <text:p>7,73</text:p>
          </table:table-cell>
          <table:table-cell table:formula="of:=([.H14]+2*5*[.$B$2])*[.$B$1]" office:value-type="float" office:value="11264.5145754182">
            <text:p>11.264,51</text:p>
          </table:table-cell>
          <table:table-cell table:style-name="ce4" table:formula="of:=([.H14]+2*5*[.$C$2])*[.$B$1]" office:value-type="float" office:value="11291.7217720697">
            <text:p>11.291,72</text:p>
          </table:table-cell>
          <table:table-cell/>
          <table:table-cell table:formula="of:=[.J14]-[.D14]" office:value-type="float" office:value="-23.0989583954761">
            <text:p>-23,0989583955</text:p>
          </table:table-cell>
        </table:table-row>
        <table:table-row table:style-name="ro3">
          <table:table-cell office:value-type="float" office:value="15">
            <text:p>15</text:p>
          </table:table-cell>
          <table:table-cell table:formula="of:=[.A15]*[.$B$4]" office:value-type="float" office:value="3301323">
            <text:p>3.301.323,00</text:p>
          </table:table-cell>
          <table:table-cell table:formula="of:=[.B15]+[.D15]" office:value-type="float" office:value="3317256.2458157">
            <text:p>3.317.256,25</text:p>
          </table:table-cell>
          <table:table-cell table:formula="of:=(2*5*[.$B$2]*[.$B$1]+[.E15]*[.$B$1])" office:value-type="float" office:value="15933.2458156977">
            <text:p>15.933,25</text:p>
          </table:table-cell>
          <table:table-cell table:formula="of:=([.B15]/([.$B$3]-[.$B$1]))-(5*[.$B$2])" office:value-type="float" office:value="12.8089921602532">
            <text:p>12,81</text:p>
          </table:table-cell>
          <table:table-cell/>
          <table:table-cell table:formula="of:=[.B15]-(10*50000)" office:value-type="float" office:value="2801323">
            <text:p>2.801.323,00</text:p>
          </table:table-cell>
          <table:table-cell table:formula="of:=[.G15]/[.$B$3]" office:value-type="float" office:value="12.7332863636364">
            <text:p>12,73</text:p>
          </table:table-cell>
          <table:table-cell table:formula="of:=([.H15]+2*5*[.$B$2])*[.$B$1]" office:value-type="float" office:value="15863.6376667636">
            <text:p>15.863,64</text:p>
          </table:table-cell>
          <table:table-cell table:style-name="ce4" table:formula="of:=([.H15]+2*5*[.$C$2])*[.$B$1]" office:value-type="float" office:value="15890.8448634151">
            <text:p>15.890,84</text:p>
          </table:table-cell>
          <table:table-cell/>
          <table:table-cell table:formula="of:=[.J15]-[.D15]" office:value-type="float" office:value="-42.4009522826018">
            <text:p>-42,4009522826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formula="of:=[.A16]*[.$B$4]" office:value-type="float" office:value="4401764">
            <text:p>4.401.764,00</text:p>
          </table:table-cell>
          <table:table-cell table:formula="of:=[.B16]+[.D16]" office:value-type="float" office:value="4422315.67090093">
            <text:p>4.422.315,67</text:p>
          </table:table-cell>
          <table:table-cell table:formula="of:=(2*5*[.$B$2]*[.$B$1]+[.E16]*[.$B$1])" office:value-type="float" office:value="20551.6709009303">
            <text:p>20.551,67</text:p>
          </table:table-cell>
          <table:table-cell table:formula="of:=([.B16]/([.$B$3]-[.$B$1]))-(5*[.$B$2])" office:value-type="float" office:value="17.8319895470042">
            <text:p>17,83</text:p>
          </table:table-cell>
          <table:table-cell/>
          <table:table-cell table:formula="of:=[.B16]-(10*50000)" office:value-type="float" office:value="3901764">
            <text:p>3.901.764,00</text:p>
          </table:table-cell>
          <table:table-cell table:formula="of:=[.G16]/[.$B$3]" office:value-type="float" office:value="17.7352909090909">
            <text:p>17,74</text:p>
          </table:table-cell>
          <table:table-cell table:formula="of:=([.H16]+2*5*[.$B$2])*[.$B$1]" office:value-type="float" office:value="20462.7607581091">
            <text:p>20.462,76</text:p>
          </table:table-cell>
          <table:table-cell table:style-name="ce4" table:formula="of:=([.H16]+2*5*[.$C$2])*[.$B$1]" office:value-type="float" office:value="20489.9679547606">
            <text:p>20.489,97</text:p>
          </table:table-cell>
          <table:table-cell/>
          <table:table-cell table:formula="of:=[.J16]-[.D16]" office:value-type="float" office:value="-61.7029461697239">
            <text:p>-61,7029461697</text:p>
          </table:table-cell>
        </table:table-row>
        <table:table-row table:style-name="ro3">
          <table:table-cell office:value-type="float" office:value="25">
            <text:p>25</text:p>
          </table:table-cell>
          <table:table-cell table:formula="of:=[.A17]*[.$B$4]" office:value-type="float" office:value="5502205">
            <text:p>5.502.205,00</text:p>
          </table:table-cell>
          <table:table-cell table:formula="of:=[.B17]+[.D17]" office:value-type="float" office:value="5527375.09598616">
            <text:p>5.527.375,10</text:p>
          </table:table-cell>
          <table:table-cell table:formula="of:=(2*5*[.$B$2]*[.$B$1]+[.E17]*[.$B$1])" office:value-type="float" office:value="25170.0959861629">
            <text:p>25.170,10</text:p>
          </table:table-cell>
          <table:table-cell table:formula="of:=([.B17]/([.$B$3]-[.$B$1]))-(5*[.$B$2])" office:value-type="float" office:value="22.8549869337553">
            <text:p>22,85</text:p>
          </table:table-cell>
          <table:table-cell/>
          <table:table-cell table:formula="of:=[.B17]-(10*50000)" office:value-type="float" office:value="5002205">
            <text:p>5.002.205,00</text:p>
          </table:table-cell>
          <table:table-cell table:formula="of:=[.G17]/[.$B$3]" office:value-type="float" office:value="22.7372954545455">
            <text:p>22,74</text:p>
          </table:table-cell>
          <table:table-cell table:formula="of:=([.H17]+2*5*[.$B$2])*[.$B$1]" office:value-type="float" office:value="25061.8838494545">
            <text:p>25.061,88</text:p>
          </table:table-cell>
          <table:table-cell table:style-name="ce4" table:formula="of:=([.H17]+2*5*[.$C$2])*[.$B$1]" office:value-type="float" office:value="25089.091046106">
            <text:p>25.089,09</text:p>
          </table:table-cell>
          <table:table-cell/>
          <table:table-cell table:formula="of:=[.J17]-[.D17]" office:value-type="float" office:value="-81.0049400568532">
            <text:p>-81,0049400569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formula="of:=[.A18]*[.$B$4]" office:value-type="float" office:value="6602646">
            <text:p>6.602.646,00</text:p>
          </table:table-cell>
          <table:table-cell table:formula="of:=[.B18]+[.D18]" office:value-type="float" office:value="6632434.5210714">
            <text:p>6.632.434,52</text:p>
          </table:table-cell>
          <table:table-cell table:formula="of:=(2*5*[.$B$2]*[.$B$1]+[.E18]*[.$B$1])" office:value-type="float" office:value="29788.5210713955">
            <text:p>29.788,52</text:p>
          </table:table-cell>
          <table:table-cell table:formula="of:=([.B18]/([.$B$3]-[.$B$1]))-(5*[.$B$2])" office:value-type="float" office:value="27.8779843205063">
            <text:p>27,88</text:p>
          </table:table-cell>
          <table:table-cell/>
          <table:table-cell table:formula="of:=[.B18]-(10*50000)" office:value-type="float" office:value="6102646">
            <text:p>6.102.646,00</text:p>
          </table:table-cell>
          <table:table-cell table:formula="of:=[.G18]/[.$B$3]" office:value-type="float" office:value="27.7393">
            <text:p>27,74</text:p>
          </table:table-cell>
          <table:table-cell table:formula="of:=([.H18]+2*5*[.$B$2])*[.$B$1]" office:value-type="float" office:value="29661.0069408">
            <text:p>29.661,01</text:p>
          </table:table-cell>
          <table:table-cell table:style-name="ce4" table:formula="of:=([.H18]+2*5*[.$C$2])*[.$B$1]" office:value-type="float" office:value="29688.2141374515">
            <text:p>29.688,21</text:p>
          </table:table-cell>
          <table:table-cell/>
          <table:table-cell table:formula="of:=[.J18]-[.D18]" office:value-type="float" office:value="-100.306933943979">
            <text:p>-100,306933944</text:p>
          </table:table-cell>
        </table:table-row>
        <table:table-row table:style-name="ro3">
          <table:table-cell office:value-type="float" office:value="35">
            <text:p>35</text:p>
          </table:table-cell>
          <table:table-cell table:formula="of:=[.A19]*[.$B$4]" office:value-type="float" office:value="7703087">
            <text:p>7.703.087,00</text:p>
          </table:table-cell>
          <table:table-cell table:formula="of:=[.B19]+[.D19]" office:value-type="float" office:value="7737493.94615663">
            <text:p>7.737.493,95</text:p>
          </table:table-cell>
          <table:table-cell table:formula="of:=(2*5*[.$B$2]*[.$B$1]+[.E19]*[.$B$1])" office:value-type="float" office:value="34406.9461566281">
            <text:p>34.406,95</text:p>
          </table:table-cell>
          <table:table-cell table:formula="of:=([.B19]/([.$B$3]-[.$B$1]))-(5*[.$B$2])" office:value-type="float" office:value="32.9009817072574">
            <text:p>32,90</text:p>
          </table:table-cell>
          <table:table-cell/>
          <table:table-cell table:formula="of:=[.B19]-(10*50000)" office:value-type="float" office:value="7203087">
            <text:p>7.203.087,00</text:p>
          </table:table-cell>
          <table:table-cell table:formula="of:=[.G19]/[.$B$3]" office:value-type="float" office:value="32.7413045454545">
            <text:p>32,74</text:p>
          </table:table-cell>
          <table:table-cell table:formula="of:=([.H19]+2*5*[.$B$2])*[.$B$1]" office:value-type="float" office:value="34260.1300321455">
            <text:p>34.260,13</text:p>
          </table:table-cell>
          <table:table-cell table:style-name="ce4" table:formula="of:=([.H19]+2*5*[.$C$2])*[.$B$1]" office:value-type="float" office:value="34287.337228797">
            <text:p>34.287,34</text:p>
          </table:table-cell>
          <table:table-cell/>
          <table:table-cell table:formula="of:=[.J19]-[.D19]" office:value-type="float" office:value="-119.608927831112">
            <text:p>-119,6089278311</text:p>
          </table:table-cell>
        </table:table-row>
        <table:table-row table:style-name="ro3">
          <table:table-cell office:value-type="float" office:value="40">
            <text:p>40</text:p>
          </table:table-cell>
          <table:table-cell table:formula="of:=[.A20]*[.$B$4]" office:value-type="float" office:value="8803528">
            <text:p>8.803.528,00</text:p>
          </table:table-cell>
          <table:table-cell table:formula="of:=[.B20]+[.D20]" office:value-type="float" office:value="8842553.37124186">
            <text:p>8.842.553,37</text:p>
          </table:table-cell>
          <table:table-cell table:formula="of:=(2*5*[.$B$2]*[.$B$1]+[.E20]*[.$B$1])" office:value-type="float" office:value="39025.3712418606">
            <text:p>39.025,37</text:p>
          </table:table-cell>
          <table:table-cell table:formula="of:=([.B20]/([.$B$3]-[.$B$1]))-(5*[.$B$2])" office:value-type="float" office:value="37.9239790940085">
            <text:p>37,92</text:p>
          </table:table-cell>
          <table:table-cell/>
          <table:table-cell table:formula="of:=[.B20]-(10*50000)" office:value-type="float" office:value="8303528">
            <text:p>8.303.528,00</text:p>
          </table:table-cell>
          <table:table-cell table:formula="of:=[.G20]/[.$B$3]" office:value-type="float" office:value="37.7433090909091">
            <text:p>37,74</text:p>
          </table:table-cell>
          <table:table-cell table:formula="of:=([.H20]+2*5*[.$B$2])*[.$B$1]" office:value-type="float" office:value="38859.2531234909">
            <text:p>38.859,25</text:p>
          </table:table-cell>
          <table:table-cell table:style-name="ce4" table:formula="of:=([.H20]+2*5*[.$C$2])*[.$B$1]" office:value-type="float" office:value="38886.4603201424">
            <text:p>38.886,46</text:p>
          </table:table-cell>
          <table:table-cell/>
          <table:table-cell table:formula="of:=[.J20]-[.D20]" office:value-type="float" office:value="-138.910921718234">
            <text:p>-138,9109217182</text:p>
          </table:table-cell>
        </table:table-row>
        <table:table-row table:style-name="ro3" table:number-rows-repeated="3">
          <table:table-cell table:number-columns-repeated="12"/>
        </table:table-row>
        <table:table-row table:style-name="ro3">
          <table:table-cell table:number-columns-repeated="6"/>
          <table:table-cell office:value-type="string">
            <text:p>calcoli per valori &lt; 500k</text:p>
          </table:table-cell>
          <table:table-cell/>
          <table:table-cell office:value-type="string">
            <text:p>correzione</text:p>
          </table:table-cell>
          <table:table-cell office:value-type="string">
            <text:p>correzione (rampa teorica)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(([.B9]*(500000/(50000/[.$B$2]))/500000)*[.$B$1])" office:value-type="float" office:value="1829.34720081357">
            <text:p>1.829,35</text:p>
          </table:table-cell>
          <table:table-cell table:formula="of:=(([.B9]*(500000/((220000-200)/2)))/500000)*[.$B$1]" office:value-type="float" office:value="1841.32316668972">
            <text:p>1.841,32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(([.B10]*(500000/(50000/[.$B$2]))/500000)*[.$B$1])" office:value-type="float" office:value="3658.69440162714">
            <text:p>3.658,69</text:p>
          </table:table-cell>
          <table:table-cell table:formula="of:=(([.B10]*(500000/((220000-200)/2)))/500000)*[.$B$1]" office:value-type="float" office:value="3682.64633337944">
            <text:p>3.682,65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(([.B11]*(500000/(50000/[.$B$2]))/500000)*[.$B$1])" office:value-type="float" office:value="5488.04160244071">
            <text:p>5.488,04</text:p>
          </table:table-cell>
          <table:table-cell table:formula="of:=(([.B11]*(500000/((220000-200)/2)))/500000)*[.$B$1]" office:value-type="float" office:value="5523.96950006915">
            <text:p>5.523,97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(([.B12]*(500000/(50000/[.$B$2]))/500000)*[.$B$1])" office:value-type="float" office:value="4155.94112">
            <text:p>4.155,94</text:p>
          </table:table-cell>
          <table:table-cell table:formula="of:=(([.B12]*(500000/((220000-200)/2)))/500000)*[.$B$1]" office:value-type="float" office:value="4183.1483166515">
            <text:p>4.183,15</text:p>
          </table:table-cell>
          <table:table-cell table:number-columns-repeated="2"/>
        </table:table-row>
        <table:table-row table:style-name="ro3" table:number-rows-repeated="1048547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Foglio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Foglio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5" number:min-integer-digits="1" number:grouping="true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9">29/12/2015</text:date>, <text:time>09.41.3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ssimiliano Masserelli</meta:initial-creator>
    <meta:creation-date>2015-12-28T11:11:30</meta:creation-date>
    <dc:date>2015-12-29T09:41:38</dc:date>
    <meta:editing-duration>PT3H15M7S</meta:editing-duration>
    <meta:editing-cycles>6</meta:editing-cycles>
    <meta:generator>OpenOffice/4.1.2$Unix OpenOffice.org_project/412m3$Build-9782</meta:generator>
    <dc:creator>Massimiliano Masserelli</dc:creator>
    <meta:document-statistic meta:table-count="3" meta:cell-count="150" meta:object-count="0"/>
  </office:meta>
</office:document-meta>
</file>